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RichardAfolabi/Realtime-Data-Analytics-Using-Spark/blob/master/Analyzing%20Orange%20Telecoms%20Customer%20Churn%20Dataset.ipynb" text:style-name="Internet_20_link" text:visited-style-name="Visited_20_Internet_20_Link">https://github.com/RichardAfolabi/Realtime-Data-Analytics-Using-Spark/blob/master/Analyzing%20Orange%20Telecoms%20Customer%20Churn%20Dataset.ipynb</text:a> </text:p>
      <text:p text:style-name="Standard"/>
      <text:p text:style-name="Standard"><text:a xlink:type="simple" xlink:href="https://www.kaggle.com/bandiatindra/telecom-churn-prediction/notebook" text:style-name="Internet_20_link" text:visited-style-name="Visited_20_Internet_20_Link">https://www.kaggle.com/bandiatindra/telecom-churn-prediction/notebook</text:a> </text:p>
      <text:p text:style-name="Standard"/>
      <text:p text:style-name="Standard"><text:a xlink:type="simple" xlink:href="https://www.lesechos.fr/idees-debats/cercle/cercle-171279-lapproche-predictive-une-nouvelle-arme-marketing-contre-le-churn-2096958.php" text:style-name="Internet_20_link" text:visited-style-name="Visited_20_Internet_20_Link">https://www.lesechos.fr/idees-debats/cercle/cercle-171279-lapproche-predictive-une-nouvelle-arme-marketing-contre-le-churn-2096958.php</text:a> </text:p>
      <text:p text:style-name="Standard"/>
      <text:p text:style-name="Standard"><text:a xlink:type="simple" xlink:href="http://www.vincentlemaire-labs.fr/publis/jmlrwcp_2009_camera_ready.pdf" text:style-name="Internet_20_link" text:visited-style-name="Visited_20_Internet_20_Link">http://www.vincentlemaire-labs.fr/publis/jmlrwcp_2009_camera_ready.pdf</text:a> </text:p>
      <text:p text:style-name="Standard"/>
      <text:p text:style-name="Standard"><text:a xlink:type="simple" xlink:href="https://www.e-marketing.fr/Thematique/management-1090/Breves/Orange-lutte-contre-churn-157947.htm" text:style-name="Internet_20_link" text:visited-style-name="Visited_20_Internet_20_Link">https://www.e-marketing.fr/Thematique/management-1090/Breves/Orange-lutte-contre-churn-157947.htm</text:a> </text:p>
      <text:p text:style-name="Standard"/>
      <text:p text:style-name="Standard"><text:a xlink:type="simple" xlink:href="https://docs.orange.biolab.si/3/data-mining-library/tutorial/data.html" text:style-name="Internet_20_link" text:visited-style-name="Visited_20_Internet_20_Link">https://docs.orange.biolab.si/3/data-mining-library/tutorial/data.html</text:a> </text:p>
      <text:p text:style-name="Standard"/>
      <text:p text:style-name="Standard"><text:a xlink:type="simple" xlink:href="https://www.kdd.org/kdd-cup/view/kdd-cup-2009/Data" text:style-name="Internet_20_link" text:visited-style-name="Visited_20_Internet_20_Link">https://www.kdd.org/kdd-cup/view/kdd-cup-2009/Data</text:a> </text:p>
      <text:p text:style-name="Standard"/>
      <text:p text:style-name="Standard"><text:a xlink:type="simple" xlink:href="http://www.causality.inf.ethz.ch//activelearning.php?page=datasets#cont" text:style-name="Internet_20_link" text:visited-style-name="Visited_20_Internet_20_Link">http://www.causality.inf.ethz.ch//activelearning.php?page=datasets#cont</text:a> </text:p>
      <text:p text:style-name="Standard"/>
      <text:p text:style-name="Standard"><text:a xlink:type="simple" xlink:href="https://github.com/ChicagoBoothML/MachineLearning_Fall2015/blob/master/Programming%20Scripts/KDD%20Cup%202009%20Orange%20Customer%20Relationships/Python/KDDCup2009_OrangeCustRel_Churn.ipynb" text:style-name="Internet_20_link" text:visited-style-name="Visited_20_Internet_20_Link">https://github.com/ChicagoBoothML/MachineLearning_Fall2015/blob/master/Programming%20Scripts/KDD%20Cup%202009%20Orange%20Customer%20Relationships/Python/KDDCup2009_OrangeCustRel_Churn.ipynb</text:a> </text:p>
      <text:p text:style-name="Standard"/>
      <text:p text:style-name="P2">Mean imputation of missing valu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3:25:53.196538449</meta:creation-date>
    <dc:date>2018-12-09T00:36:12.972905276</dc:date>
    <meta:editing-duration>PT5H50M42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14" meta:character-count="938" meta:non-whitespace-character-count="925"/>
  </office:meta>
</office:document-meta>
</file>